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canva.com/design/DAFMy-mB8b0/9FB5xJyYnSxc3jQShFlBCQ/edit?utm_content=DAFMy-mB8b0&amp;utm_campaign=designshare&amp;utm_medium=link2&amp;utm_source=sharebutton" text:style-name="Internet_20_link" text:visited-style-name="Visited_20_Internet_20_Link">https://www.canva.com/design/DAFMy-mB8b0/9FB5xJyYnSxc3jQShFlBCQ/edit?utm_content=DAFMy-mB8b0&amp;utm_campaign=designshare&amp;utm_medium=link2&amp;utm_source=sharebutton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10-18T16:28:07.485000000</dc:date>
    <meta:editing-duration>PT51S</meta:editing-duration>
    <meta:editing-cycles>3</meta:editing-cycles>
    <meta:document-statistic meta:table-count="0" meta:image-count="0" meta:object-count="0" meta:page-count="1" meta:paragraph-count="1" meta:word-count="1" meta:character-count="157" meta:non-whitespace-character-count="157"/>
  </office:meta>
</office:document-meta>
</file>